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1.344cm"/>
    </style:style>
    <style:style style:name="co7" style:family="table-column">
      <style:table-column-properties fo:break-before="auto" style:column-width="2.066cm"/>
    </style:style>
    <style:style style:name="co8" style:family="table-column">
      <style:table-column-properties fo:break-before="auto" style:column-width="3.17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2" table:default-cell-style-name="ce6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7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cpf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sexo</text:p>
          </table:table-cell>
          <table:table-cell office:value-type="string" calcext:value-type="string">
            <text:p>estado</text:p>
          </table:table-cell>
          <table:table-cell table:style-name="ce1" office:value-type="string" calcext:value-type="string">
            <text:p>registr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investidor</text:p>
          </table:table-cell>
          <table:table-cell office:value-type="string" calcext:value-type="string">
            <text:p>projeto</text:p>
          </table:table-cell>
          <table:table-cell table:style-name="ce1" office:value-type="string" calcext:value-type="string">
            <text:p>renda</text:p>
          </table:table-cell>
        </table:table-row>
        <table:table-row table:style-name="ro1">
          <table:table-cell office:value-type="string" calcext:value-type="string">
            <text:p>gean</text:p>
          </table:table-cell>
          <table:table-cell office:value-type="float" office:value="40" calcext:value-type="float">
            <text:p>40</text:p>
          </table:table-cell>
          <table:table-cell office:value-type="float" office:value="12345678910" calcext:value-type="float">
            <text:p>12345678910</text:p>
          </table:table-cell>
          <table:table-cell office:value-type="date" office:date-value="1995-10-11" calcext:value-type="date">
            <text:p>1995-10-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</text:p>
          </table:table-cell>
          <table:table-cell office:value-type="date" office:date-value="2021-11-25" calcext:value-type="date">
            <text:p>2021-11-25</text:p>
          </table:table-cell>
          <table:table-cell office:value-type="string" calcext:value-type="string">
            <text:p>empresário</text:p>
          </table:table-cell>
          <table:table-cell office:value-type="float" office:value="1234567" calcext:value-type="float">
            <text:p>123456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True</text:p>
          </table:table-cell>
          <table:table-cell office:value-type="float" office:value="3500" calcext:value-type="float">
            <text:p>3.500,00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41" calcext:value-type="float">
            <text:p>41</text:p>
          </table:table-cell>
          <table:table-cell office:value-type="float" office:value="12345678911" calcext:value-type="float">
            <text:p>12345678911</text:p>
          </table:table-cell>
          <table:table-cell office:value-type="date" office:date-value="1995-10-12" calcext:value-type="date">
            <text:p>1995-10-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</text:p>
          </table:table-cell>
          <table:table-cell office:value-type="date" office:date-value="2021-11-26" calcext:value-type="date">
            <text:p>2021-11-26</text:p>
          </table:table-cell>
          <table:table-cell office:value-type="string" calcext:value-type="string">
            <text:p>investidor</text:p>
          </table:table-cell>
          <table:table-cell office:value-type="float" office:value="1234568" calcext:value-type="float">
            <text:p>123456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True</text:p>
          </table:table-cell>
          <table:table-cell office:value-type="float" office:value="3501" calcext:value-type="float">
            <text:p>3.501,00</text:p>
          </table:table-cell>
        </table:table-row>
        <table:table-row table:style-name="ro1">
          <table:table-cell office:value-type="string" calcext:value-type="string">
            <text:p>luciano</text:p>
          </table:table-cell>
          <table:table-cell office:value-type="float" office:value="42" calcext:value-type="float">
            <text:p>42</text:p>
          </table:table-cell>
          <table:table-cell office:value-type="float" office:value="12345678912" calcext:value-type="float">
            <text:p>12345678912</text:p>
          </table:table-cell>
          <table:table-cell office:value-type="date" office:date-value="1995-10-13" calcext:value-type="date">
            <text:p>1995-10-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F</text:p>
          </table:table-cell>
          <table:table-cell office:value-type="date" office:date-value="2021-11-27" calcext:value-type="date">
            <text:p>2021-11-27</text:p>
          </table:table-cell>
          <table:table-cell office:value-type="string" calcext:value-type="string">
            <text:p>cientista de dados</text:p>
          </table:table-cell>
          <table:table-cell office:value-type="float" office:value="1234569" calcext:value-type="float">
            <text:p>123456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lse</text:p>
          </table:table-cell>
          <table:table-cell office:value-type="float" office:value="3502" calcext:value-type="float">
            <text:p>3.502,00</text:p>
          </table:table-cell>
        </table:table-row>
        <table:table-row table:style-name="ro1">
          <table:table-cell office:value-type="string" calcext:value-type="string">
            <text:p>geanclm</text:p>
          </table:table-cell>
          <table:table-cell office:value-type="float" office:value="43" calcext:value-type="float">
            <text:p>43</text:p>
          </table:table-cell>
          <table:table-cell office:value-type="float" office:value="12345678913" calcext:value-type="float">
            <text:p>12345678913</text:p>
          </table:table-cell>
          <table:table-cell office:value-type="date" office:date-value="1995-10-14" calcext:value-type="date">
            <text:p>1995-10-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B</text:p>
          </table:table-cell>
          <table:table-cell office:value-type="date" office:date-value="2021-11-28" calcext:value-type="date">
            <text:p>2021-11-28</text:p>
          </table:table-cell>
          <table:table-cell office:value-type="string" calcext:value-type="string">
            <text:p>perito oficial</text:p>
          </table:table-cell>
          <table:table-cell office:value-type="float" office:value="1234570" calcext:value-type="float">
            <text:p>123457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True</text:p>
          </table:table-cell>
          <table:table-cell office:value-type="float" office:value="3503" calcext:value-type="float">
            <text:p>3.503,00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float" office:value="44" calcext:value-type="float">
            <text:p>44</text:p>
          </table:table-cell>
          <table:table-cell office:value-type="float" office:value="12345678914" calcext:value-type="float">
            <text:p>12345678914</text:p>
          </table:table-cell>
          <table:table-cell office:value-type="date" office:date-value="1995-10-15" calcext:value-type="date">
            <text:p>1995-10-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</text:p>
          </table:table-cell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empresária</text:p>
          </table:table-cell>
          <table:table-cell office:value-type="float" office:value="1234571" calcext:value-type="float">
            <text:p>123457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True</text:p>
          </table:table-cell>
          <table:table-cell office:value-type="float" office:value="3504" calcext:value-type="float">
            <text:p>3.504,00</text:p>
          </table:table-cell>
        </table:table-row>
        <table:table-row table:style-name="ro1">
          <table:table-cell office:value-type="string" calcext:value-type="string">
            <text:p>beatriz</text:p>
          </table:table-cell>
          <table:table-cell office:value-type="float" office:value="45" calcext:value-type="float">
            <text:p>45</text:p>
          </table:table-cell>
          <table:table-cell office:value-type="float" office:value="12345678915" calcext:value-type="float">
            <text:p>12345678915</text:p>
          </table:table-cell>
          <table:table-cell office:value-type="date" office:date-value="1995-10-16" calcext:value-type="date">
            <text:p>1995-10-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</text:p>
          </table:table-cell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estudante</text:p>
          </table:table-cell>
          <table:table-cell office:value-type="float" office:value="1234572" calcext:value-type="float">
            <text:p>123457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True</text:p>
          </table:table-cell>
          <table:table-cell office:value-type="float" office:value="3505" calcext:value-type="float">
            <text:p>3.505,00</text:p>
          </table:table-cell>
        </table:table-row>
        <table:table-row table:style-name="ro1">
          <table:table-cell table:style-name="Default" office:value-type="string" calcext:value-type="string">
            <text:p>maria</text:p>
          </table:table-cell>
          <table:table-cell office:value-type="float" office:value="46" calcext:value-type="float">
            <text:p>46</text:p>
          </table:table-cell>
          <table:table-cell office:value-type="float" office:value="12345678916" calcext:value-type="float">
            <text:p>12345678916</text:p>
          </table:table-cell>
          <table:table-cell office:value-type="date" office:date-value="1995-10-17" calcext:value-type="date">
            <text:p>1995-10-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</text:p>
          </table:table-cell>
          <table:table-cell office:value-type="date" office:date-value="2022-02-17" calcext:value-type="date">
            <text:p>2022-02-17</text:p>
          </table:table-cell>
          <table:table-cell table:style-name="Default" office:value-type="string" calcext:value-type="string">
            <text:p>dona de casa</text:p>
          </table:table-cell>
          <table:table-cell office:value-type="float" office:value="1234573" calcext:value-type="float">
            <text:p>1234573</text:p>
          </table:table-cell>
          <table:table-cell table:style-name="Default" office:value-type="string" calcext:value-type="string">
            <text:p>não</text:p>
          </table:table-cell>
          <table:table-cell office:value-type="string" calcext:value-type="string">
            <text:p>False</text:p>
          </table:table-cell>
          <table:table-cell office:value-type="float" office:value="3506" calcext:value-type="float">
            <text:p>3.506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5:36:07.65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6:25:47.790000000</meta:creation-date>
    <dc:date>2022-06-18T15:40:14.226000000</dc:date>
    <meta:editing-duration>PT31M21S</meta:editing-duration>
    <meta:editing-cycles>13</meta:editing-cycles>
    <meta:generator>LibreOffice/7.3.2.2$Windows_X86_64 LibreOffice_project/49f2b1bff42cfccbd8f788c8dc32c1c309559be0</meta:generator>
    <meta:document-statistic meta:table-count="1" meta:cell-count="104" meta:object-count="0"/>
  </office:meta>
</office:document-meta>
</file>